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Open Sans" svg:font-family="'Open Sans', sans-serif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111111" style:font-name="Open Sans" fo:font-size="11.25pt" fo:letter-spacing="normal" fo:font-style="normal" fo:font-weight="normal"/>
    </style:style>
    <style:style style:name="T2" style:family="text">
      <style:text-properties fo:font-variant="normal" fo:text-transform="none" fo:color="#111111" fo:letter-spacing="normal" fo:font-style="normal" fo:font-weight="normal"/>
    </style:style>
    <style:style style:name="T3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4" style:family="text">
      <style:text-properties fo:font-variant="normal" fo:text-transform="none" fo:color="#202122" fo:letter-spacing="normal" fo:font-style="normal" fo:font-weight="normal"/>
    </style:style>
    <style:style style:name="T5" style:family="text">
      <style:text-properties fo:font-variant="normal" fo:text-transform="none" fo:color="#202122" fo:font-size="10.5pt" fo:letter-spacing="normal" fo:font-style="normal" fo:font-weight="normal"/>
    </style:style>
    <style:style style:name="T6" style:family="text">
      <style:text-properties fo:font-variant="normal" fo:text-transform="none" fo:color="#0645ad" style:text-line-through-style="none" style:font-name="sans-serif" fo:font-size="10.5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000000" style:font-name="Linux Libertine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efan Bieszk</text:p>
      <text:p text:style-name="P4"><text:bookmark text:name="Przypisy"/><text:span text:style-name="T4">Urodził się 23 lipca 1895 roku we Fryburgu Bryzgowijskim w Niemczech. </text:span><text:span text:style-name="T4">Stefan uczył się w szkole jezuickiej <text:s/>w Feldkirch w Austrii, maturę uzyskał we Fryburgu, tam również studiował filologię klasyczną. W 1920 r. Bieszkowie wrócili do polski i osiedlili się w Chojnicach. Studia filozoficzne ukończył w 1923 r. w Poznaniu, następnie podjął pracę jako nauczyciel w chojnickim gimnazjum klasycznym, gdzie wykładał grekę i łacinę, przyrodę i propedeutykę filozofii. Opiekował się powstałą w 1920 r. pierwszą gimnazjalną drużyną harcerską im. T. Kościuszki. </text:span><text:span text:style-name="T2">Prowadził amatorski teatr dramatyczny dla młodzieży licealnej, z którą wystawiał wiele przedstawień, m.in. własne dramaty o Chojnicach m.in. <text:s/>"Tobie, ojczyzno". W 1934r. został przeniesiony do Zamościa. W 1937 r. <text:s/>powrócił na Pomorze do Chełmna, gdzie pozostał już na stałe. Był współzałożycielem <text:s/>powstałego w 1956 r. Zrzeszenia Kaszubskiego. </text:span><text:span text:style-name="T4">Zmarł w drodze z Charzyków do Chojnic 18 lipca 1964 roku, a pochowany został w Chełmni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Open Sans" svg:font-family="'Open Sans', sans-serif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22T15:58:32.30</meta:creation-date>
    <dc:date>2022-11-23T09:41:02.39</dc:date>
    <meta:editing-duration>PT4M54S</meta:editing-duration>
    <meta:editing-cycles>1</meta:editing-cycles>
    <meta:generator>OpenOffice/4.1.3$Win32 OpenOffice.org_project/413m1$Build-9783</meta:generator>
    <meta:document-statistic meta:table-count="0" meta:image-count="0" meta:object-count="0" meta:page-count="1" meta:paragraph-count="2" meta:word-count="146" meta:character-count="998"/>
  </office:meta>
</office:document-meta>
</file>